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7535in" style:rel-column-width="17679*"/>
    </style:style>
    <style:style style:name="Table1.B" style:family="table-column">
      <style:table-column-properties style:column-width="4.7465in" style:rel-column-width="478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a9bc" officeooo:paragraph-rsid="0002a9bc" style:font-name-asian="Roboto Light1" style:font-name-complex="Roboto Light1"/>
    </style:style>
    <style:style style:name="P3" style:family="paragraph" style:parent-style-name="Table_20_Contents">
      <style:text-properties style:font-name="Roboto Light" officeooo:rsid="0002a9bc" officeooo:paragraph-rsid="0002a9bc" style:font-name-asian="Roboto Light1" style:font-name-complex="Roboto Light1"/>
    </style:style>
    <style:style style:name="P4" style:family="paragraph" style:parent-style-name="Table_20_Contents">
      <style:text-properties style:font-name="Roboto Light" style:font-name-asian="Roboto Light1" style:font-name-complex="Roboto Light1"/>
    </style:style>
    <style:style style:name="P5" style:family="paragraph" style:parent-style-name="Table_20_Contents">
      <style:text-properties style:font-name="Roboto Light" fo:font-weight="bold" officeooo:rsid="0002a9bc" officeooo:paragraph-rsid="0002a9bc" style:font-name-asian="Roboto Light1" style:font-weight-asian="bold" style:font-name-complex="Roboto Light1" style:font-weight-complex="bold"/>
    </style:style>
    <style:style style:name="P6" style:family="paragraph" style:parent-style-name="Table_20_Contents">
      <style:text-properties style:font-name="Roboto Light" fo:font-weight="normal" officeooo:rsid="0002a9bc" officeooo:paragraph-rsid="0002a9bc" style:font-name-asian="Roboto Light1" style:font-weight-asian="normal" style:font-name-complex="Roboto Light1" style:font-weight-complex="normal"/>
    </style:style>
    <style:style style:name="P7" style:family="paragraph" style:parent-style-name="Standard">
      <style:text-properties style:font-name="Roboto" fo:font-size="12pt" officeooo:rsid="0002a9bc" officeooo:paragraph-rsid="0002a9bc" style:font-name-asian="Roboto1" style:font-size-asian="12pt" style:font-name-complex="Roboto1" style:font-size-complex="12pt"/>
    </style:style>
    <style:style style:name="P8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9" style:family="paragraph" style:parent-style-name="Table_20_Contents">
      <style:text-properties style:font-name="Roboto Light" officeooo:rsid="000455d3" officeooo:paragraph-rsid="000455d3" style:font-name-asian="Roboto Light1" style:font-name-complex="Roboto Light1"/>
    </style:style>
    <style:style style:name="T1" style:family="text">
      <style:text-properties officeooo:rsid="0002a9bc"/>
    </style:style>
    <style:style style:name="T2" style:family="text">
      <style:text-properties style:text-position="super 58%" officeooo:rsid="0002a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apstone Project</text:span> | <text:span text:style-name="T1">3</text:span><text:span text:style-name="T2">rd</text:span><text:span text:style-name="T1"> </text:span>Quarter</text:p>
      <text:p text:style-name="P7">PT: Research Survey Questionnaire</text:p>
      <text:p text:style-name="P2">February 13 2022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811483542976">
          <table:table-cell table:style-name="Table1.A1" office:value-type="string">
            <text:p text:style-name="P5">Research Proposal</text:p>
          </table:table-cell>
          <table:table-cell table:style-name="Table1.B1" office:value-type="string">
            <text:p text:style-name="P9">Perceived effect of background music on the academic performance and focus of select online SHS students in IPSA</text:p>
          </table:table-cell>
        </table:table-row>
        <table:table-row table:style-name="TableLine94811483340080">
          <table:table-cell table:style-name="Table1.A3" office:value-type="string">
            <text:p text:style-name="P5">Google Form Link</text:p>
            <text:p text:style-name="P3">Survey Questionnaire, Pre-Survey and Post-Survey Procedures for Experimental Research. (All instructions must be on the description of the Google Form)</text:p>
          </table:table-cell>
          <table:table-cell table:style-name="Table1.B2" office:value-type="string">
            <text:p text:style-name="P4"><text:a xlink:type="simple" xlink:href="https://forms.gle/t8UGUxw3HVTaPV1i6" text:style-name="Internet_20_link" text:visited-style-name="Visited_20_Internet_20_Link">https://forms.gle/t8UGUxw3HVTaPV1i6</text:a></text:p>
          </table:table-cell>
        </table:table-row>
        <table:table-row table:style-name="TableLine94811483353008">
          <table:table-cell table:style-name="Table1.A3" office:value-type="string">
            <text:p text:style-name="P5">Respondent of the Study</text:p>
            <text:p text:style-name="P6">Grade Level and others</text:p>
          </table:table-cell>
          <table:table-cell table:style-name="Table1.B2" office:value-type="string">
            <text:p text:style-name="P9">Grade 11 &amp; 1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BAG3 Template</dc:title>
    <meta:creation-date>2022-02-13T23:20:20.016482967</meta:creation-date>
    <meta:editing-duration>PT11M8S</meta:editing-duration>
    <meta:editing-cycles>3</meta:editing-cycles>
    <dc:date>2022-02-16T19:50:58.878200319</dc:date>
    <meta:document-statistic meta:table-count="1" meta:image-count="0" meta:object-count="0" meta:page-count="1" meta:paragraph-count="11" meta:word-count="68" meta:character-count="468" meta:non-whitespace-character-count="411"/>
    <meta:template xlink:type="simple" xlink:actuate="onRequest" xlink:title="BAG3 Template" xlink:href="../../../../../../../../.config/libreoffice/4/user/template/BAG3%20Template.ott" meta:date="2022-02-13T23:20:18.916053212"/>
  </office:meta>
</office:document-meta>
</file>